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 Abstract:</text:p>
      <text:p text:style-name="P2">In unserer Facharbeit beschäftigen wir uns mit dem verschiedenen Methoden einen Gegenspieler für das Brettspiel Dame selbständig zu programmieren. Wir haben grundsätzlich zwischen zwei unterschieden Ansätzen differenziert. </text:p>
      <text:p text:style-name="P2">Zum einen gibt es die konventionellen Lösungsalgorithmen von ZeroSum Spielen wie beispielweise der MiniMax- Algorithmus. Diesen haben wir auf verschiedene Weisen implementiert. Einmal mit und ohne mit Multi-Threading und mit und ohne Alpha-Beta Suche und diese daraufhin auch verglichen und bewertet.</text:p>
      <text:p text:style-name="P2">Zum anderen haben wir uns Lösungsmöglichkeiten mit maschinellem Lernen angeschaut und haben </text:p>
      <text:p text:style-name="P2">versucht eine evolutionsbasiertes Neuronales Netzwerk zu implementiere.</text:p>
      <text:p text:style-name="P2">Um jedoch diese Ansätze ausprobieren und letzendlich auch auswerten zu können, benötigen wir ein Programm, welches uns ermöglich als dies zu testen. Deshalb haben wir ein Programm mit einer Benutzeroberfläche entwickelt, mit welchem wir die verschiedenen Algorithmen gegeneinander spielen lassen können. Besonders haben wir darauf geachtet, dass es Modular bleibt und man jeder Zeit Algorithmen hinzufügen und entfernen kann, um auch anderen Personen die daran interessiert sind ermöglich eigene Algorithmen scheiben und diese zum Programm hinzu zu fügen ohne diese zu verändern. Deshalb haben wir sowohl den Quellcode als auch die Dokumentation vollständig auf Englisch geschrieben.</text:p>
      <text:p text:style-name="P2">Die Vergleich dieser Ansätze fand unter verschieden Anspekten statt, <text:s/>damit die Vor- und Nachteile vollständig darstellen werden konnten.</text:p>
      <text:p text:style-name="P2">Deshalb müssen die Ergebnisse auch häufig differenziert betrachtet werden, denn es kann nicht gesagt werden, dass ein Ansatz allgemein besser ist, sondern nur unter einzelnen Gesichtspunkten mehr Vorteile besitzt. Was besser ist entscheidet sich dadurch welchen Nutzen dieses Pogramm haben soll und was dem Nutzer bensonders wichtig ist. Diese Ergebniss können auch abstrahiert betrachtet werden und lassen auf die grundlegenden Unterschieden zwischen Algorithmen und Neuronalen Netzen in verschiedenen Kontexten schließ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3M28S</meta:editing-duration>
    <meta:editing-cycles>5</meta:editing-cycles>
    <meta:generator>OpenOffice/4.1.4$Win32 OpenOffice.org_project/414m5$Build-9788</meta:generator>
    <dc:date>2017-12-29T18:07:43.43</dc:date>
    <meta:document-statistic meta:table-count="0" meta:image-count="0" meta:object-count="0" meta:page-count="1" meta:paragraph-count="8" meta:word-count="273" meta:character-count="2042"/>
    <meta:user-defined meta:name="Info 1"/>
    <meta:user-defined meta:name="Info 2"/>
    <meta:user-defined meta:name="Info 3"/>
    <meta:user-defined meta:name="Info 4"/>
  </office:meta>
</office:document-meta>
</file>